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00%"/>
      <style:text-properties style:font-name="Titillium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00%"/>
      <style:text-properties style:font-name="Titillium" fo:font-size="10pt" fo:font-weight="bold" officeooo:paragraph-rsid="0046f762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tillium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Titillium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7" style:family="paragraph" style:parent-style-name="Standard">
      <style:paragraph-properties fo:margin-top="0in" fo:margin-bottom="0in" loext:contextual-spacing="false"/>
      <style:text-properties style:font-name="Titillium" fo:font-size="10pt" fo:font-weight="bold" officeooo:paragraph-rsid="0046f90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" fo:font-size="10pt" fo:font-weight="bold" officeooo:paragraph-rsid="00476bb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" fo:font-size="10pt" style:text-underline-style="none" fo:font-weight="bold" officeooo:rsid="00468922" officeooo:paragraph-rsid="0046f90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100%"/>
      <style:text-properties style:font-name="Titillium" fo:font-size="10pt" fo:font-weight="bold" style:font-size-asian="10pt" style:font-weight-asian="bold" style:font-size-complex="10pt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cbe23" fo:background-color="transparent" loext:char-shading-value="0"/>
    </style:style>
    <style:style style:name="T3" style:family="text">
      <style:text-properties officeooo:rsid="00476bbc" fo:background-color="transparent" loext:char-shading-value="0"/>
    </style:style>
    <style:style style:name="T4" style:family="text">
      <style:text-properties officeooo:rsid="004b68d1" fo:background-color="transparent" loext:char-shading-value="0"/>
    </style:style>
    <style:style style:name="T5" style:family="text">
      <style:text-properties officeooo:rsid="004dcbc6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2"/>
      <text:p text:style-name="P3"><text:s text:c="2"/></text:p>
      <text:p text:style-name="P4"><text:s text:c="2"/></text:p>
      <text:p text:style-name="P4"/>
      <text:p text:style-name="P4"/>
      <text:p text:style-name="P4"/>
      <text:p text:style-name="P4"/>
      <text:p text:style-name="P4"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tab/></text:p>
      <text:p text:style-name="P7"/>
      <text:p text:style-name="P9"><text:span text:style-name="T1"><text:tab/><text:tab/> <text:s text:c="4"/></text:span><text:span text:style-name="T2">Marlin </text:span><text:span text:style-name="T5">Version</text:span><text:span text:style-name="T2"> </text:span><text:span text:style-name="T1"><text:s text:c="2"/></text:span><text:span text:style-name="T3">1.</text:span><text:span text:style-name="T5">0</text:span><text:span text:style-name="T3">.</text:span><text:span text:style-name="T5">2</text:span><text:span text:style-name="T3">.</text:span><text:span text:style-name="T5">2</text:span><text:span text:style-name="T4">1</text:span></text:p>
      <text:p text:style-name="P10"><text:s text:c="46"/></text:p>
      <text:p text:style-name="P8"/>
      <text:p text:style-name="P11"/>
      <text:p text:style-name="P1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7-02-20T13:07:24.582234532</dc:date>
    <meta:editing-duration>PT10H47M53S</meta:editing-duration>
    <meta:editing-cycles>70</meta:editing-cycles>
    <meta:generator>LibreOffice/5.2.5.1$Linux_X86_64 LibreOffice_project/20m0$Build-1</meta:generator>
    <meta:print-date>2017-02-20T13:06:51.653968095</meta:print-date>
    <meta:document-statistic meta:table-count="0" meta:image-count="0" meta:object-count="0" meta:page-count="1" meta:paragraph-count="6" meta:word-count="3" meta:character-count="85" meta:non-whitespace-character-count="21"/>
  </office:meta>
</office:document-meta>
</file>